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top="0.0799in" fo:margin-bottom="0.0799in" style:contextual-spacing="false" fo:line-height="120%" fo:text-align="start" style:justify-single-word="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tab-stops/>
      </style:paragraph-properties>
    </style:style>
    <style:style style:name="P15"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6"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y forum for disputes, and any specific term that I have filled in below, I certify that the following proposed terms are exactly the same as <text:span text:style-name="T1">The Waypoint NDA 2.0.0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end text:name="__DdeLink__494_646533662"/>_________<text:line-break/>_______________________________________<text:line-break/>_______________________________________<text:line-break/>_______________________________________<text:line-break/>[State the purpose for sharing confidential information.]<text:bookmark-start text:name="__DdeLink__493_162727990"/></text:p>
      <text:p text:style-name="P5"><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text:line-break/>_______________________________________<text:line-break/>[Optional. Name the city, district, or country where any disputes about the agreement will happen.]</text:p>
      <text:p text:style-name="P5"><text:span text:style-name="T1">Term</text:span>:<text:tab/>_______________________________________<text:line-break/>[Optional. State how long the agreement will cover new confidential information disclosed.]</text:p>
      <text:p text:style-name="P6"><text:span text:style-name="T1">The Waypoint Nondisclosure Agreement 2.0.0</text:span></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text:soft-page-break/>(b)<text:tab/><text:span text:style-name="T1">Exclusions from Confidential Information</text:span>.</text:p>
      <text:p text:style-name="P9">(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a)<text:tab/><text:span text:style-name="T1">Nondisclosure</text:span>. Except as described in <text:span text:style-name="T2">Section 4(b)</text:span> (Permitted Disclosure) or as required by law,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by law or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8">(j)<text:tab/><text:span text:style-name="T1">Return and Destruction</text:span>. Subject to <text:span text:style-name="T2">Section 4(k)</text:span> (Records Policy), when this agreement terminates, Receiving Party shall promptly:</text:p>
      <text:p text:style-name="P9"><text:soft-page-break/>(i)<text:tab/>return all materials embodying Confidential Information that Disclosing Party provided with request to return; and</text:p>
      <text:p text:style-name="P9">(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text:p>
      <text:p text:style-name="P9">(ii)<text:tab/>If Receiving Party is a legal entity, Receiving Party shall also ensure that its Personnel abide by the confidentiality obligations of Receiving Party under this agreement.</text:p>
      <text:p text:style-name="P9">(iii)<text:tab/>If Receiving Party is a legal entity, Receiving Party shall provide Disclosing Party copies of confidentiality agreements with Personnel who receive Confidential Information on Disclosing Party request.</text:p>
      <text:p text:style-name="P9">(iv)<text:tab/>Breach of Receiving Party obligations by Receiving Party Personnel or Receiving Party Advisers will be deemed breach of this agreement by Receiving Party itself.</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7">6.<text:tab/><text:span text:style-name="T1">Defend Trade Secrets Act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9">(ii)<text:tab/>is made in a complaint or other document filed in a lawsuit or other proceeding, if such filing is made under seal.</text:p>
      <text:p text:style-name="P8">(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text:soft-page-break/>(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after the term on the accompanying standard form certificate, or if none is specified, after one year.</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voluntarily or by operation of law, without the prior, signed, written consent of the other party. Any attempt to assign or delegate without consent will have no legal effect.</text:p>
      <text:p text:style-name="P8">(b)<text:tab/><text:span text:style-name="T1">Dispute Resolution</text:span>. The governing law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11"><text:soft-page-break/>[Signature pages follow.]</text:p>
      <text:p text:style-name="P11">The parties agree to this nondisclosure agreement on the dates by their signatures.</text:p>
      <text:p text:style-name="P12"><text:span text:style-name="T1">First Party</text:span></text:p>
      <text:p text:style-name="P13">Legal Name:<text:tab/>_______________________________________<text:line-break/>[Write the legal name of the party proposing the agreement, like “Super Software, Inc.” or “John A. Smith”.]</text:p>
      <text:p text:style-name="P13">Legal Type:<text:tab/>_______________________________________<text:line-break/>[Write the company’s jurisdiction and legal form, like “Delaware corporation” or “New York resident” for an individual.]</text:p>
      <text:p text:style-name="P13">Signature:<text:tab/>_______________________________________</text:p>
      <text:p text:style-name="P13">Name:<text:tab/>_______________________________________</text:p>
      <text:p text:style-name="P13">Title:<text:tab/>_______________________________________<text:line-break/>[Leave blank if the party is an individual.]</text:p>
      <text:p text:style-name="P13">Date:<text:tab/>_______________________________________</text:p>
      <text:p text:style-name="P13">E-Mail:<text:tab/>_______________________________________</text:p>
      <text:p text:style-name="P15">The parties agree to this nondisclosure agreement on the dates by their signatures.</text:p>
      <text:p text:style-name="P12"><text:span text:style-name="T1">Second Party</text:span></text:p>
      <text:p text:style-name="P14">Legal Name:<text:tab/>_______________________________________<text:line-break/>[Write the legal name of the party receiving the agreement proposal, like “Quick Welding LLC” or “Jane B. Doe”.]</text:p>
      <text:p text:style-name="P13">Legal Type:<text:tab/>_______________________________________<text:line-break/>[Write the company’s jurisdiction and legal form, like “Delaware corporation” or “Texas resident” for an individual.]</text:p>
      <text:p text:style-name="P13">Signature:<text:tab/>_______________________________________</text:p>
      <text:p text:style-name="P13">Name:<text:tab/>_______________________________________</text:p>
      <text:p text:style-name="P13">Title:<text:tab/>_______________________________________<text:line-break/>[Leave blank if the party is an individual.]</text:p>
      <text:p text:style-name="P13">Date:<text:tab/>_______________________________________</text:p>
      <text:p text:style-name="P13">E-Mail:<text:tab/>_______________________________________</text:p>
      <text:section text:style-name="Sect1" text:name="TextSection">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letter-kerning="true"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21-05-29T22:34:26</dc:date>
    <meta:editing-cycles>32</meta:editing-cycles>
    <meta:editing-duration>PT25M</meta:editing-duration>
    <meta:generator>LibreOffice/7.0.4.2$Linux_X86_64 LibreOffice_project/00$Build-2</meta:generator>
    <meta:document-statistic meta:table-count="0" meta:image-count="0" meta:object-count="0" meta:page-count="6" meta:paragraph-count="103" meta:word-count="1957" meta:character-count="14239" meta:non-whitespace-character-count="12382"/>
  </office:meta>
</office:document-meta>
</file>